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7d1d5" draw:textarea-horizontal-align="justify" draw:textarea-vertical-align="top" draw:auto-grow-height="false" fo:min-height="2.925cm" fo:min-width="5.85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bottom" draw:auto-grow-height="false" fo:min-height="6.1cm" fo:min-width="4.262cm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bottom" draw:auto-grow-height="false" fo:min-height="6.1cm" fo:min-width="4.263cm"/>
      <style:paragraph-properties style:writing-mode="lr-tb"/>
    </style:style>
    <style:style style:name="gr4" style:family="graphic" style:parent-style-name="standard">
      <style:graphic-properties draw:fill-color="#d4ea6b" draw:textarea-horizontal-align="justify" draw:textarea-vertical-align="middle" draw:auto-grow-height="false" fo:min-height="0.874cm" fo:min-width="2.419cm"/>
      <style:paragraph-properties style:writing-mode="lr-tb"/>
    </style:style>
    <style:style style:name="gr5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</style:style>
    <style:style style:name="gr7" style:family="graphic" style:parent-style-name="objectwithoutfill">
      <style:graphic-properties draw:marker-start="Arrowheads_20_7" draw:marker-start-width="0.3cm" draw:marker-end="Arrowheads_20_8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4.099cm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0.702cm" fo:min-width="3.945cm"/>
      <style:paragraph-properties style:writing-mode="lr-tb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0.068cm" fo:min-width="0.294cm"/>
    </style:style>
    <style:style style:name="gr11" style:family="graphic" style:parent-style-name="standard">
      <style:graphic-properties draw:fill-color="#ffff00" draw:textarea-horizontal-align="justify" draw:textarea-vertical-align="top" draw:auto-grow-height="false" fo:min-height="1.288cm" fo:min-width="3.144cm"/>
      <style:paragraph-properties style:writing-mode="lr-tb"/>
    </style:style>
    <style:style style:name="gr12" style:family="graphic" style:parent-style-name="standard">
      <style:graphic-properties draw:fill-color="#ffff00" draw:textarea-horizontal-align="justify" draw:textarea-vertical-align="top" draw:auto-grow-height="false" fo:min-height="1.288cm" fo:min-width="1.557cm"/>
      <style:paragraph-properties style:writing-mode="lr-tb"/>
    </style:style>
    <style:style style:name="gr13" style:family="graphic" style:parent-style-name="standard">
      <style:graphic-properties draw:fill-color="#ffff00" draw:textarea-horizontal-align="justify" draw:textarea-vertical-align="top" draw:auto-grow-height="false" fo:min-height="1.378cm" fo:min-width="1.864cm"/>
      <style:paragraph-properties style:writing-mode="lr-tb"/>
    </style:style>
    <style:style style:name="gr14" style:family="graphic" style:parent-style-name="standard">
      <style:graphic-properties draw:fill-color="#ffff00" draw:textarea-horizontal-align="justify" draw:textarea-vertical-align="top" draw:auto-grow-height="false" fo:min-height="1.288cm" fo:min-width="1.128cm"/>
      <style:paragraph-properties style:writing-mode="lr-tb"/>
    </style:style>
    <style:style style:name="P1" style:family="paragraph">
      <style:paragraph-properties fo:text-align="center" style:writing-mode="lr-tb"/>
      <style:text-properties style:font-name="Bitstream Vera Sans Mono1" fo:font-weight="bold"/>
    </style:style>
    <style:style style:name="P2" style:family="paragraph">
      <loext:graphic-properties draw:fill-color="#f7d1d5"/>
      <style:paragraph-properties fo:text-align="center" style:writing-mode="lr-tb"/>
      <style:text-properties style:font-name="Bitstream Vera Sans Mono1" fo:font-weight="bold"/>
    </style:style>
    <style:style style:name="P3" style:family="paragraph">
      <loext:graphic-properties draw:fill-color="#dee6ef"/>
      <style:paragraph-properties fo:text-align="center" style:writing-mode="lr-tb"/>
      <style:text-properties style:font-name="Bitstream Vera Sans Mono1" fo:font-weight="bold"/>
    </style:style>
    <style:style style:name="P4" style:family="paragraph">
      <loext:graphic-properties draw:fill-color="#d4ea6b"/>
      <style:paragraph-properties fo:text-align="center" style:writing-mode="lr-tb"/>
      <style:text-properties style:font-name="Bitstream Vera Sans Mono1" fo:font-weight="bold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style:paragraph-properties fo:text-align="center" style:writing-mode="lr-tb"/>
      <style:text-properties style:font-name="Bitstream Vera Sans Mono1" fo:font-size="14pt" fo:font-weight="bold"/>
    </style:style>
    <style:style style:name="P8" style:family="paragraph">
      <loext:graphic-properties draw:fill-color="#81d41a"/>
      <style:paragraph-properties fo:text-align="center" style:writing-mode="lr-tb"/>
      <style:text-properties style:font-name="Bitstream Vera Sans Mono1" fo:font-size="14pt" fo:font-weight="bold"/>
    </style:style>
    <style:style style:name="P9" style:family="paragraph">
      <loext:graphic-properties draw:fill-color="#81d41a"/>
      <style:paragraph-properties fo:text-align="center"/>
    </style:style>
    <style:style style:name="P10" style:family="paragraph">
      <style:paragraph-properties fo:text-align="center" style:writing-mode="lr-tb"/>
      <style:text-properties style:font-name="Bitstream Vera Sans Mono1"/>
    </style:style>
    <style:style style:name="P11" style:family="paragraph">
      <loext:graphic-properties draw:fill-color="#ffff00"/>
      <style:paragraph-properties fo:text-align="center" style:writing-mode="lr-tb"/>
      <style:text-properties style:font-name="Bitstream Vera Sans Mono1"/>
    </style:style>
    <style:style style:name="T1" style:family="text">
      <style:text-properties fo:font-weight="bold"/>
    </style:style>
    <style:style style:name="T2" style:family="text">
      <style:text-properties fo:font-size="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175cm" svg:x="6.715cm" svg:y="2.587cm">
          <text:p text:style-name="P1"><text:span text:style-name="T1">1 - ma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62cm" svg:height="6.35cm" svg:x="2.27cm" svg:y="7.667cm">
          <text:p text:style-name="P1"><text:span text:style-name="T1">1 - Worker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62cm" svg:height="6.35cm" svg:x="7.985cm" svg:y="7.667cm">
          <text:p text:style-name="P1"><text:span text:style-name="T1">1 - Worker 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63cm" svg:height="6.35cm" svg:x="14.017cm" svg:y="7.667cm">
          <text:p text:style-name="P1"><text:span text:style-name="T1">1- Worker 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4.127cm" svg:height="1.588cm" svg:x="7.985cm" svg:y="3.857cm">
          <text:p text:style-name="P1"><text:span text:style-name="T1">2 - 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4.127cm" svg:height="1.588cm" svg:x="2.587cm" svg:y="7.92cm">
          <text:p text:style-name="P1"><text:span text:style-name="T1">2 - kubel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4.127cm" svg:height="1.588cm" svg:x="8.087cm" svg:y="7.921cm">
          <text:p text:style-name="P1"><text:span text:style-name="T1">2 - kubel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4.127cm" svg:height="1.588cm" svg:x="14.187cm" svg:y="7.921cm">
          <text:p text:style-name="P1"><text:span text:style-name="T1">2 - kubel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0.049cm" svg:y1="5.445cm" svg:x2="4.651cm" svg:y2="7.92cm" draw:start-shape="id1" draw:start-glue-point="8" draw:end-shape="id2" draw:end-glue-point="4" svg:d="M10049 5445l-5398 2475" svg:viewBox="0 0 5399 2476">
          <text:p/>
        </draw:connector>
        <draw:connector draw:style-name="gr6" draw:text-style-name="P5" draw:layer="layout" draw:type="line" svg:x1="10.049cm" svg:y1="5.445cm" svg:x2="10.151cm" svg:y2="7.921cm" draw:start-shape="id1" draw:start-glue-point="8" draw:end-shape="id3" draw:end-glue-point="4" svg:d="M10049 5445l102 2476" svg:viewBox="0 0 103 2477">
          <text:p/>
        </draw:connector>
        <draw:connector draw:style-name="gr7" draw:text-style-name="P5" draw:layer="layout" draw:type="line" svg:x1="10.049cm" svg:y1="5.445cm" svg:x2="16.251cm" svg:y2="7.921cm" draw:start-shape="id1" draw:start-glue-point="8" draw:end-shape="id4" draw:end-glue-point="4" svg:d="M10049 5445l6202 2476" svg:viewBox="0 0 6203 2477">
          <text:p/>
        </draw:connector>
        <draw:frame draw:style-name="gr8" draw:text-style-name="P6" draw:layer="layout" svg:width="12.127cm" svg:height="0.962cm" svg:x="4.44cm" svg:y="14.512cm">
          <draw:text-box>
            <text:p><text:span text:style-name="T1">Step-4: Grouping containers into pods</text:span></text:p>
          </draw:text-box>
        </draw:frame>
        <draw:custom-shape draw:style-name="gr9" draw:text-style-name="P8" draw:layer="layout" svg:width="4.445cm" svg:height="0.952cm" svg:x="2.47cm" svg:y="11.795cm">
          <text:p text:style-name="P7"><text:span text:style-name="T2">3 - Docker run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4.445cm" svg:height="0.952cm" svg:x="8.202cm" svg:y="11.795cm">
          <text:p text:style-name="P7"><text:span text:style-name="T2">3 - Docker run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4.445cm" svg:height="0.952cm" svg:x="14.017cm" svg:y="11.795cm">
          <text:p text:style-name="P7"><text:span text:style-name="T2">3 - Docker run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1.587cm" svg:height="0.952cm" svg:x="2.905cm" svg:y="10.52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3.81cm" svg:height="1.704cm" svg:x="2.905cm" svg:y="9.89cm">
          <text:p text:style-name="P10">4-po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587cm" svg:height="0.952cm" svg:x="4.81cm" svg:y="10.52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9" draw:layer="layout" svg:width="1.587cm" svg:height="0.952cm" svg:x="2.905cm" svg:y="10.52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1" draw:layer="layout" svg:width="2.223cm" svg:height="1.704cm" svg:x="10.407cm" svg:y="9.89cm">
          <text:p text:style-name="P10">4 - po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587cm" svg:height="0.952cm" svg:x="10.525cm" svg:y="10.52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1" draw:layer="layout" svg:width="2.54cm" svg:height="1.804cm" svg:x="14.017cm" svg:y="9.89cm">
          <text:p text:style-name="P10">4 - po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587cm" svg:height="0.952cm" svg:x="14.335cm" svg:y="10.52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1" draw:layer="layout" svg:width="1.794cm" svg:height="1.704cm" svg:x="8.096cm" svg:y="9.891cm">
          <text:p text:style-name="P10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587cm" svg:height="0.952cm" svg:x="8.325cm" svg:y="10.52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2T20:24:21.403067965</meta:creation-date>
    <dc:date>2021-09-12T21:16:26.119259751</dc:date>
    <meta:editing-duration>PT23M51S</meta:editing-duration>
    <meta:editing-cycles>12</meta:editing-cycles>
    <meta:generator>LibreOffice/7.1.5.2$Linux_X86_64 LibreOffice_project/10$Build-2</meta:generator>
    <meta:document-statistic meta:object-count="25"/>
  </office:meta>
</office:document-meta>
</file>